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itle">
      <style:text-properties officeooo:rsid="0029146a" officeooo:paragraph-rsid="0029146a"/>
    </style:style>
    <style:style style:name="P3" style:family="paragraph" style:parent-style-name="Text_20_body">
      <style:paragraph-properties fo:text-align="center" style:justify-single-word="false"/>
      <style:text-properties officeooo:rsid="0029146a" officeooo:paragraph-rsid="0029146a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9146a" officeooo:paragraph-rsid="0029146a" style:font-size-asian="11pt" style:font-size-complex="11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a68e3" officeooo:paragraph-rsid="002a68e3" style:font-size-asian="11pt" style:font-size-complex="11p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b8bd0" officeooo:paragraph-rsid="002b8bd0" style:font-size-asian="11pt" style:font-size-complex="11pt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bcbb9" officeooo:paragraph-rsid="002bcbb9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osing the Dance Form</text:p>
      <text:p text:style-name="P3">Martial Arts of Movement to Rhythm</text:p>
      <text:p text:style-name="P1"/>
      <text:p text:style-name="P4">A movement is not a dance unless it is imitated by others.</text:p>
      <text:p text:style-name="P4">A dance is not a dance form unless it is done to music.</text:p>
      <text:p text:style-name="P4">A Dance Form is a movement done by Dancers, together, to Music.</text:p>
      <text:p text:style-name="P4">A Dance Form is a way of keeping a place to dance between Dancers.</text:p>
      <text:p text:style-name="P4">A Dance Form is a way of keeping a variable distance between Dancers.</text:p>
      <text:p text:style-name="P4">A Dance Form is a way of preventing boredom at a party.</text:p>
      <text:p text:style-name="P4">A Dance Form is a way to include people in a conversation without any topics to talk about.</text:p>
      <text:p text:style-name="P4">A Dance Form is a way of teaching people to converse without needing anything to talk about.</text:p>
      <text:p text:style-name="P4">A Dance Form is not always a good idea.</text:p>
      <text:p text:style-name="P4">A Dance Form is not always a bad idea.</text:p>
      <text:p text:style-name="P4">A Dance Form is not always going to save a poorly planned party, but it can’t hurt.</text:p>
      <text:p text:style-name="P4">A Dance Form is not always going to hurt, but it can.</text:p>
      <text:p text:style-name="P4">A Dance Form is not always about the dancing, and sometimes, the dance ends early when two or more Dancers like each other enough.</text:p>
      <text:p text:style-name="P5">A Dance Form is not about the dance ending, but about enjoying a place to dance to music.</text:p>
      <text:p text:style-name="P5">A Dance Form is not about informing anyone that you’re sexually active.</text:p>
      <text:p text:style-name="P5">A Dance Form is not about showing off any part of your body that’s not already showing.</text:p>
      <text:p text:style-name="P5">A Dance Form is always about impressing people with how much fun you can be.</text:p>
      <text:p text:style-name="P5">A Dance Form is not about fighting for a Dancer.</text:p>
      <text:p text:style-name="P5">A Dance Form is not about losing to another Dancer.</text:p>
      <text:p text:style-name="P5">A Dance Form is not about keeping the music going after the party is ended.</text:p>
      <text:p text:style-name="P5">A Dance Form is not about keeping the party going when the party isn’t compatible with all partiers.</text:p>
      <text:p text:style-name="P5">A Dance Form involves a rhythmic motion that is in time to a rhythmic and metered music; the music doesn’t change to the Dance Form but the music can be chosen for a particular meter and rhythm.</text:p>
      <text:p text:style-name="P6">A Dance Form doesn’t allow any Dancers to be lost about what time it is.</text:p>
      <text:p text:style-name="P6">A Dance Form doesn’t allow any Dancers to be lost about who’s dancing.</text:p>
      <text:p text:style-name="P6">A Dance Form doesn’t take instructions, but instructions are always available through a variety of sources.</text:p>
      <text:p text:style-name="P6"><text:soft-page-break/>A Dance Form can take the typically shape of a wide variety of dances from the Past.</text:p>
      <text:p text:style-name="P6">A Dance Form can take from the shapes of a variety of different dance forms and make a single Dance Form from them.</text:p>
      <text:p text:style-name="P6">A Dance Form is not a place for a Dance to be made popular.</text:p>
      <text:p text:style-name="P7">A Dance Form cannot be generated without experienced Dancers is not true, but is definitely the hardest way of learning to D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5T00:23:56.375711985</dc:date>
    <meta:editing-duration>PT10M6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2" meta:paragraph-count="31" meta:word-count="464" meta:character-count="2376" meta:non-whitespace-character-count="1943"/>
  </office:meta>
</office:document-meta>
</file>